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émo</text:p>
      <text:p text:style-name="Standard"/>
      <text:p text:style-name="Standard"># memo-git2<text:line-break/>Mémo GIT<text:line-break/><text:line-break/>Vérifier sa version de GIT<text:line-break/>$ git - - version<text:line-break/><text:line-break/>Définir son nom : <text:line-break/>$ git config - - global user.name « mon nom »<text:line-break/><text:line-break/>Définir mon adresse mail :<text:line-break/>$ git config - - global user.email « mon email »<text:line-break/><text:line-break/>Repo = dépôt = collection de fichiers liées à un projet<text:line-break/><text:line-break/>Activer Git pour un répertoire<text:line-break/>$ git init <text:line-break/><text:line-break/>Créer un nouveau dossier<text:line-break/>$ mkdir nomdudossier<text:line-break/><text:line-break/>Naviguer dans un dossier<text:line-break/>$ cd nomdudossier<text:line-break/><text:line-break/>Lister les éléments dans un dossier<text:line-break/>$ ls<text:line-break/><text:line-break/>Vérifiez l'état des modifications dans un dépôt<text:line-break/> $ git status<text:line-break/><text:line-break/>Afficher les modifications apportés aux fichiers<text:line-break/>$ git diff<text:line-break/><text:line-break/>Ajouter les modifications d'un fichier à soumettre<text:line-break/>$ git add &lt;FILENAME&gt;<text:line-break/><text:line-break/>Pour ajouter toutes les modifications d'un seul coup<text:line-break/>$ git add .<text:line-break/><text:line-break/>Pour soumettre les modifications que vous avez ajoutées avec un court message décrivant les modifications<text:line-break/>$ git commit -m "your commit message"<text:line-break/><text:line-break/>Afficher le numéro et le nom des commits<text:line-break/>$ git log --pretty=oneline<text:line-break/><text:line-break/>La commande checkout permet de faire plusieurs choses<text:line-break/><text:line-break/>Passer de branche en branche (on en parlera dans un prochain chapitre)<text:line-break/>Revenir sur un fichier par rapport à un commit<text:line-break/>Revenir sur un commit<text:line-break/><text:soft-page-break/><text:line-break/>git checkout &lt;commit&gt;<text:line-break/> <text:line-break/> revert<text:line-break/>Revert permet d'inverser un commit.<text:line-break/><text:line-break/>git revert &lt;commit&gt;<text:line-break/> <text:line-break/> reset<text:line-break/>Tout comme la commande checkout, la commande reset permet de faire plusieurs choses à la fois. En revanche il faudra faire très attention lors de l'utilisation de cette commande car elle altère l'historique et peut dans certains cas supprimer vos modifications (si vous voyez --hard, vérifiez 6 fois ce que vous voulez faire).<text:line-break/><text:line-break/>git reset &lt;fichier&gt;<text:line-break/> <text:line-break/>Supprime un fichier de la zone de staging, mais ne supprime pas les modifications qui sont faites<text:line-break/><text:line-break/>git reset<text:line-break/><text:line-break/>Supprime tous les fichiers de la zone de staging, sans supprimer les modifications.<text:line-break/><text:line-break/>git reset --hard<text:line-break/><text:line-break/>revenir d'une branche head sur la branche master<text:line-break/><text:line-break/>$ git checkout master<text:line-break/><text:line-break/>créer une étiquette<text:line-break/>$ git tag -a v1.4 -m 'ma version 1.4'<text:line-break/><text:line-break/>Lister vos étiquettes<text:line-break/>$ git tag<text:line-break/><text:line-break/>pour revenir de la branche head sur la branche master<text:line-break/>git switch -<text:line-break/><text:line-break/>pour pousser un tag<text:line-break/>git push origin &lt;nom du tag&gt;<text:line-break/> <text:line-break/> pousser tous les tags = git push --tag<text:line-break/> <text:line-break/> pour pousser un fichier la première fois sur la branche main <text:s/>dans origin<text:line-break/> $ git push -u origin main<text:line-break/><text:line-break/>ensuite pour pousser un fichier après commit<text:line-break/>$ git push <text:line-break/><text:line-break/> récupérer un clone d'un repo distant<text:line-break/> $ git clone &lt;URL du repo&gt;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in </meta:initial-creator>
    <meta:creation-date>2021-05-12T11:39:52.97</meta:creation-date>
    <meta:document-statistic meta:table-count="0" meta:image-count="0" meta:object-count="0" meta:page-count="2" meta:paragraph-count="2" meta:word-count="406" meta:character-count="2336"/>
    <dc:date>2021-05-12T11:40:30.52</dc:date>
    <dc:creator>robin </dc:creator>
    <meta:editing-duration>PT37S</meta:editing-duration>
    <meta:editing-cycles>1</meta:editing-cycles>
    <meta:generator>OpenOffice/4.1.6$Win32 OpenOffice.org_project/416m1$Build-9790</meta:generator>
  </office:meta>
</office:document-meta>
</file>